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apldap_5f_csv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cccc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map lda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audi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businessCategory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n</text:p>
          </table:table-cell>
          <table:table-cell office:value-type="string">
            <text:p>T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partmentNumber</text:p>
          </table:table-cell>
          <table:table-cell office:value-type="string">
            <text:p>US_SERV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stinationIndicato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isplay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n</text:p>
          </table:table-cell>
          <table:table-cell office:value-type="string">
            <text:p>::getUserLDAPDN(uid,dc=people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Number</text:p>
          </table:table-cell>
          <table:table-cell office:value-type="string">
            <text:p>US_MATRICU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Type</text:p>
          </table:table-cell>
          <table:table-cell office:value-type="string">
            <text:p>US_TYP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facsimiletelephonenumber</text:p>
          </table:table-cell>
          <table:table-cell office:value-type="string">
            <text:p>US_FAX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hone</text:p>
          </table:table-cell>
          <table:table-cell office:value-type="string">
            <text:p>US_HOME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ostalAddress</text:p>
          </table:table-cell>
          <table:table-cell office:value-type="string">
            <text:p>US_HOME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itials</text:p>
          </table:table-cell>
          <table:table-cell office:value-type="string">
            <text:p>US_INITIALS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ternationaliSDN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jpegPhoto</text:p>
          </table:table-cell>
          <table:table-cell office:value-type="string">
            <text:p>US_PHOTO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</text:p>
          </table:table-cell>
          <table:table-cell office:value-type="string">
            <text:p>US_WORKTOW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abeledURI</text:p>
          </table:table-cell>
          <table:table-cell office:value-type="string">
            <text:p>http://%US_WORKWEB%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n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obile</text:p>
          </table:table-cell>
          <table:table-cell office:value-type="string">
            <text:p>US_MOBI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</text:p>
          </table:table-cell>
          <table:table-cell office:value-type="string">
            <text:p>US_SOCIETY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u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ot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ysicalDeliveryOffice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Address</text:p>
          </table:table-cell>
          <table:table-cell office:value-type="string">
            <text:p>US_WORK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Code</text:p>
          </table:table-cell>
          <table:table-cell office:value-type="string">
            <text:p>US_WORKPOSTALCOD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OfficeBox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DeliveryMethod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Languag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egistered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oom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ecretary</text:p>
          </table:table-cell>
          <table:table-cell office:value-type="string">
            <text:p>US_SEC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ree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phoneNumber</text:p>
          </table:table-cell>
          <table:table-cell office:value-type="string">
            <text:p>US_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Terminal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id</text:p>
          </table:table-cell>
          <table:table-cell office:value-type="string">
            <text:p>I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SMIME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121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500unique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::getLDAPTitle()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ail</text:p>
          </table:table-cell>
          <table:table-cell office:value-type="string">
            <text:p>GRP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sn</text:p>
          </table:table-cell>
          <table:table-cell office:value-type="string">
            <text:p>GRP_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cn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</text:p>
          </table:table-cell>
          <table:table-cell office:value-type="string">
            <text:p>::getLDAPMember()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escription</text:p>
          </table:table-cell>
          <table:table-cell office:value-type="string">
            <text:p>US_DESCRIPTION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ecos</text:p>
          </table:table-cell>
          <table:table-cell office:value-type="string">
            <text:p>US_GECOS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idNumber</text:p>
          </table:table-cell>
          <table:table-cell office:value-type="string">
            <text:p>US_G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homeDirectory</text:p>
          </table:table-cell>
          <table:table-cell office:value-type="string">
            <text:p>US_HOMEDIRECTORY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loginShell</text:p>
          </table:table-cell>
          <table:table-cell office:value-type="string">
            <text:p>US_LOGINSHELL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Expire</text:p>
          </table:table-cell>
          <table:table-cell office:value-type="string">
            <text:p>US_SHADOWEXPIR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Flag</text:p>
          </table:table-cell>
          <table:table-cell office:value-type="string">
            <text:p>US_SHADOWFLA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Inactive</text:p>
          </table:table-cell>
          <table:table-cell office:value-type="string">
            <text:p>US_SHADOWINACTIV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LastChange</text:p>
          </table:table-cell>
          <table:table-cell office:value-type="string">
            <text:p>US_SHADOWLASTCHANG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ax</text:p>
          </table:table-cell>
          <table:table-cell office:value-type="string">
            <text:p>US_SHADOWMAX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in</text:p>
          </table:table-cell>
          <table:table-cell office:value-type="string">
            <text:p>US_SHADOWMIN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Warning</text:p>
          </table:table-cell>
          <table:table-cell office:value-type="string">
            <text:p>US_SHADOWWARNIN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Number</text:p>
          </table:table-cell>
          <table:table-cell office:value-type="string">
            <text:p>US_U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serPassword</text:p>
          </table:table-cell>
          <table:table-cell office:value-type="string">
            <text:p>::getCryptPassword()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3" table:number-columns-repeated="6"/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gidNumber,dc=users)</text:p>
          </table:table-cell>
          <table:table-cell office:value-type="string">
            <text:p>to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Uid</text:p>
          </table:table-cell>
          <table:table-cell office:value-type="string">
            <text:p>GRP_MEMBERUID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gidNumber</text:p>
          </table:table-cell>
          <table:table-cell office:value-type="string">
            <text:p>GRP_GIDNUMBER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3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ldap_5f_csv" style:display-name="PageStyle_mapldap_csv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17</meta:creation-date>
    <dc:creator>Eric Brison</dc:creator>
    <dc:date>2012-04-13T13:49:18</dc:date>
    <meta:editing-cycles>9</meta:editing-cycles>
    <meta:editing-duration>PT11H20M32S</meta:editing-duration>
    <meta:document-statistic meta:table-count="1" meta:cell-count="467" meta:object-count="0"/>
    <meta:user-defined meta:name="Info 1"/>
    <meta:user-defined meta:name="Info 2"/>
    <meta:user-defined meta:name="Info 3"/>
    <meta:user-defined meta:name="Info 4"/>
  </office:meta>
</office:document-meta>
</file>